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3" svg:font-family="Arial" style:font-family-generic="swiss"/>
    <style:font-face style:name="Arial CE" svg:font-family="'Arial C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0285in" table:align="left"/>
    </style:style>
    <style:style style:name="Table1.A" style:family="table-column">
      <style:table-column-properties style:column-width="1.3951in"/>
    </style:style>
    <style:style style:name="Table1.B" style:family="table-column">
      <style:table-column-properties style:column-width="0.6701in"/>
    </style:style>
    <style:style style:name="Table1.C" style:family="table-column">
      <style:table-column-properties style:column-width="1.0785in"/>
    </style:style>
    <style:style style:name="Table1.D" style:family="table-column">
      <style:table-column-properties style:column-width="0.909in"/>
    </style:style>
    <style:style style:name="Table1.E" style:family="table-column">
      <style:table-column-properties style:column-width="0.6236in"/>
    </style:style>
    <style:style style:name="Table1.G" style:family="table-column">
      <style:table-column-properties style:column-width="0.7285in"/>
    </style:style>
    <style:style style:name="Table1.A1" style:family="table-cell">
      <style:table-cell-properties fo:padding="0.0382in" fo:border-left="none" fo:border-right="none" fo:border-top="none" fo:border-bottom="0.0007in solid #000000"/>
    </style:style>
    <style:style style:name="Table1.A2" style:family="table-cell">
      <style:table-cell-properties fo:padding="0.0382in" fo:border="none"/>
    </style:style>
    <style:style style:name="Table1.C2" style:family="table-cell" style:data-style-name="N0">
      <style:table-cell-properties fo:padding="0.0382in" fo:border="none"/>
    </style:style>
    <style:style style:name="Table1.C8" style:family="table-cell" style:data-style-name="N0">
      <style:table-cell-properties fo:padding="0.0382in" fo:border-left="none" fo:border-right="none" fo:border-top="none" fo:border-bottom="0.0007in solid #000000"/>
    </style:style>
    <style:style style:name="Table2" style:family="table">
      <style:table-properties style:width="6.25in" table:align="margins"/>
    </style:style>
    <style:style style:name="Table2.A" style:family="table-column">
      <style:table-column-properties style:column-width="1.1389in" style:rel-column-width="11941*"/>
    </style:style>
    <style:style style:name="Table2.B" style:family="table-column">
      <style:table-column-properties style:column-width="5.1111in" style:rel-column-width="53594*"/>
    </style:style>
    <style:style style:name="Table2.A1" style:family="table-cell">
      <style:table-cell-properties fo:padding="0.0382in" fo:border-left="none" fo:border-right="none" fo:border-top="none" fo:border-bottom="0.0007in solid #000000"/>
    </style:style>
    <style:style style:name="Table2.A2" style:family="table-cell">
      <style:table-cell-properties fo:padding="0.0382in" fo:border="none"/>
    </style:style>
    <style:style style:name="P1" style:family="paragraph" style:parent-style-name="Standard">
      <style:paragraph-properties fo:text-align="end" style:justify-single-word="false" style:text-autospace="none"/>
      <style:text-properties style:font-name="Arial3" fo:font-size="20pt" fo:language="en" fo:country="US" fo:font-weight="bold" style:font-name-asian="Arial3" style:font-size-asian="20pt" style:font-weight-asian="bold" style:font-name-complex="Arial3" style:font-size-complex="20pt" style:font-weight-complex="bold"/>
    </style:style>
    <style:style style:name="P2" style:family="paragraph" style:parent-style-name="Standard">
      <style:paragraph-properties fo:text-align="start" style:justify-single-word="false" style:text-autospace="none"/>
      <style:text-properties style:font-name="Arial3" fo:font-size="20pt" fo:language="en" fo:country="US" fo:font-weight="bold" style:font-name-asian="Arial3" style:font-size-asian="20pt" style:font-weight-asian="bold" style:font-name-complex="Arial3" style:font-size-complex="20pt" style:font-weight-complex="bold"/>
    </style:style>
    <style:style style:name="P3" style:family="paragraph" style:parent-style-name="Standard">
      <style:paragraph-properties fo:text-align="end" style:justify-single-word="false" style:text-autospace="none"/>
      <style:text-properties style:font-name="Arial3" fo:font-size="11pt" fo:language="en" fo:country="US" fo:font-weight="normal" style:font-name-asian="Arial3" style:font-size-asian="11pt" style:font-weight-asian="normal" style:font-name-complex="Arial3" style:font-size-complex="11pt" style:font-weight-complex="normal"/>
    </style:style>
    <style:style style:name="P4" style:family="paragraph" style:parent-style-name="Standard">
      <style:paragraph-properties fo:text-align="justify" style:justify-single-word="false" style:text-autospace="none"/>
      <style:text-properties style:font-name="Arial3" fo:font-size="11pt" fo:language="en" fo:country="US" fo:font-weight="normal" style:font-name-asian="Arial3" style:font-size-asian="11pt" style:font-weight-asian="normal" style:font-name-complex="Arial3" style:font-size-complex="11pt" style:font-weight-complex="normal"/>
    </style:style>
    <style:style style:name="P5" style:family="paragraph" style:parent-style-name="Standard">
      <style:paragraph-properties fo:text-align="end" style:justify-single-word="false" style:text-autospace="none"/>
      <style:text-properties style:font-name="Arial3" fo:font-size="9pt" fo:language="en" fo:country="US" fo:font-weight="normal" style:font-name-asian="Arial3" style:font-size-asian="9pt" style:font-weight-asian="normal" style:font-name-complex="Arial3" style:font-size-complex="9pt" style:font-weight-complex="normal"/>
    </style:style>
    <style:style style:name="P6" style:family="paragraph" style:parent-style-name="Standard">
      <style:paragraph-properties fo:text-align="justify" style:justify-single-word="false" style:text-autospace="none"/>
      <style:text-properties style:font-name="Arial" fo:font-size="11pt" fo:language="en" fo:country="US" fo:font-weight="normal" style:font-name-asian="Arial3" style:font-size-asian="11pt" style:font-weight-asian="normal" style:font-name-complex="Arial3" style:font-size-complex="11pt" style:font-weight-complex="normal"/>
    </style:style>
    <style:style style:name="P7" style:family="paragraph" style:parent-style-name="Standard">
      <style:paragraph-properties fo:text-align="justify" style:justify-single-word="false"/>
      <style:text-properties style:font-name="Arial" fo:font-size="11pt" style:font-size-asian="11pt" style:font-size-complex="11pt"/>
    </style:style>
    <style:style style:name="P8" style:family="paragraph" style:parent-style-name="Standard">
      <style:paragraph-properties fo:text-align="justify" style:justify-single-word="false" style:text-autospace="none"/>
      <style:text-properties style:font-name="Arial" fo:font-size="11pt" fo:language="cs" fo:country="CZ" fo:font-weight="normal" style:font-name-asian="Arial CE" style:font-size-asian="11pt" style:font-weight-asian="normal" style:font-name-complex="Arial CE" style:font-size-complex="11pt" style:font-weight-complex="normal"/>
    </style:style>
    <style:style style:name="P9" style:family="paragraph" style:parent-style-name="Standard">
      <style:paragraph-properties fo:text-align="justify" style:justify-single-word="false"/>
      <style:text-properties style:font-name="Arial" fo:font-size="11pt" fo:language="cs" fo:country="CZ" style:font-name-asian="Arial CE" style:font-size-asian="11pt" style:font-name-complex="Arial CE" style:font-size-complex="11pt"/>
    </style:style>
    <style:style style:name="P10" style:family="paragraph" style:parent-style-name="Standard">
      <style:paragraph-properties fo:text-align="end" style:justify-single-word="false" style:text-autospace="none"/>
      <style:text-properties style:font-name="Arial CE" fo:font-size="11pt" fo:language="cs" fo:country="CZ" fo:font-weight="normal" style:font-name-asian="Arial CE" style:font-size-asian="11pt" style:font-weight-asian="normal" style:font-name-complex="Arial CE" style:font-size-complex="11pt" style:font-weight-complex="normal"/>
    </style:style>
    <style:style style:name="P11" style:family="paragraph" style:parent-style-name="Standard">
      <style:paragraph-properties fo:text-align="start" style:justify-single-word="false" style:text-autospace="none"/>
      <style:text-properties style:font-name="Arial CE" fo:font-size="11pt" fo:language="cs" fo:country="CZ" fo:font-weight="normal" style:font-name-asian="Arial CE" style:font-size-asian="11pt" style:font-weight-asian="normal" style:font-name-complex="Arial CE" style:font-size-complex="11pt" style:font-weight-complex="normal"/>
    </style:style>
    <style:style style:name="P12" style:family="paragraph" style:parent-style-name="Standard">
      <style:paragraph-properties fo:text-align="justify" style:justify-single-word="false" style:text-autospace="none"/>
      <style:text-properties style:font-name="Arial CE" fo:font-size="11pt" fo:language="cs" fo:country="CZ" fo:font-weight="normal" style:font-name-asian="Arial CE" style:font-size-asian="11pt" style:font-weight-asian="normal" style:font-name-complex="Arial CE" style:font-size-complex="11pt" style:font-weight-complex="normal"/>
    </style:style>
    <style:style style:name="P13" style:family="paragraph" style:parent-style-name="Standard">
      <style:paragraph-properties fo:text-align="start" style:justify-single-word="false" style:text-autospace="none"/>
      <style:text-properties style:font-name="Arial CE" fo:font-size="11pt" fo:language="en" fo:country="US" fo:font-weight="normal" style:font-name-asian="Arial CE" style:font-size-asian="11pt" style:font-weight-asian="normal" style:font-name-complex="Arial CE" style:font-size-complex="11pt" style:font-weight-complex="normal"/>
    </style:style>
    <style:style style:name="P14" style:family="paragraph" style:parent-style-name="Fram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5" style:family="paragraph" style:parent-style-name="Table_20_Contents">
      <style:paragraph-properties fo:margin-top="0in" fo:margin-bottom="0in"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able_20_Contents">
      <style:paragraph-properties fo:margin-top="0in" fo:margin-bottom="0in"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Table_20_Contents">
      <style:paragraph-properties fo:margin-top="0in" fo:margin-bottom="0in" fo:text-align="start" style:justify-single-word="false"/>
      <style:text-properties style:font-name="Arial" fo:font-size="10pt" style:font-size-asian="10pt" style:font-size-complex="10pt"/>
    </style:style>
    <style:style style:name="P18" style:family="paragraph" style:parent-style-name="Table_20_Contents">
      <style:paragraph-properties fo:margin-top="0in" fo:margin-bottom="0in" fo:text-align="start" style:justify-single-word="false"/>
      <style:text-properties style:font-name="Arial" fo:font-size="9.5pt" style:font-size-asian="9.5pt" style:font-size-complex="9.5pt"/>
    </style:style>
    <style:style style:name="P19" style:family="paragraph" style:parent-style-name="Table_20_Contents">
      <style:paragraph-properties fo:margin-top="0in" fo:margin-bottom="0in" fo:text-align="center" style:justify-single-word="false"/>
      <style:text-properties style:font-name="Arial" fo:font-size="9.5pt" style:font-size-asian="9.5pt" style:font-size-complex="9.5pt"/>
    </style:style>
    <style:style style:name="P20" style:family="paragraph" style:parent-style-name="Table_20_Contents">
      <style:paragraph-properties fo:margin-top="0in" fo:margin-bottom="0in" fo:text-align="start" style:justify-single-word="false"/>
      <style:text-properties style:font-name="Arial" fo:font-size="9.5pt" style:font-name-asian="Lucida Sans Unicode" style:font-size-asian="9.5pt" style:font-name-complex="Mangal" style:font-size-complex="9.5pt"/>
    </style:style>
    <style:style style:name="P21" style:family="paragraph" style:parent-style-name="Table_20_Contents">
      <style:paragraph-properties fo:margin-top="0in" fo:margin-bottom="0in" fo:text-align="start" style:justify-single-word="false"/>
      <style:text-properties style:font-name="Arial" fo:font-size="9.5pt" fo:language="cs" fo:country="CZ" style:font-size-asian="9.5pt" style:font-size-complex="9.5pt"/>
    </style:style>
    <style:style style:name="P22" style:family="paragraph" style:parent-style-name="Table_20_Contents">
      <style:paragraph-properties fo:margin-top="0in" fo:margin-bottom="0in" fo:text-align="start" style:justify-single-word="false"/>
      <style:text-properties style:font-name="Arial3" fo:font-size="10pt" style:font-name-asian="Lucida Sans Unicode" style:font-size-asian="10pt" style:font-name-complex="Mangal" style:font-size-complex="10pt"/>
    </style:style>
    <style:style style:name="P23" style:family="paragraph" style:parent-style-name="Standard">
      <style:paragraph-properties fo:margin-left="0.75in" fo:margin-right="0.75in" fo:text-align="justify" style:justify-single-word="false" fo:text-indent="0in" style:auto-text-indent="false" style:text-autospace="none"/>
      <style:text-properties style:font-name="Arial CE" fo:font-size="11pt" fo:language="cs" fo:country="CZ" fo:font-weight="bold" style:font-name-asian="Arial CE" style:font-size-asian="11pt" style:font-weight-asian="bold" style:font-name-complex="Arial CE" style:font-size-complex="11pt" style:font-weight-complex="bold"/>
    </style:style>
    <style:style style:name="P24" style:family="paragraph" style:parent-style-name="Frame_20_contents">
      <style:paragraph-properties fo:margin-top="0in" fo:margin-bottom="0.2in" fo:text-align="justify" style:justify-single-word="false"/>
      <style:text-properties style:font-name="Arial" fo:font-size="10pt" style:font-size-asian="10pt" style:font-size-complex="10pt"/>
    </style:style>
    <style:style style:name="P25" style:family="paragraph" style:parent-style-name="Footnote">
      <style:paragraph-properties fo:margin-top="0in" fo:margin-bottom="0.0402in"/>
    </style:style>
    <style:style style:name="P26" style:family="paragraph" style:parent-style-name="Footnote">
      <style:paragraph-properties fo:margin-top="0in" fo:margin-bottom="0.0402in"/>
      <style:text-properties fo:font-size="8pt" fo:font-style="italic" style:font-size-asian="8pt" style:font-style-asian="italic" style:font-size-complex="8pt" style:font-style-complex="italic"/>
    </style:style>
    <style:style style:name="P27" style:family="paragraph" style:parent-style-name="Standard" style:list-style-name="L2">
      <style:paragraph-properties fo:text-align="justify" style:justify-single-word="false" style:text-autospace="none"/>
      <style:text-properties style:font-name="Arial" fo:font-size="11pt" fo:language="cs" fo:country="CZ" fo:font-weight="normal" style:font-name-asian="Arial CE" style:font-size-asian="11pt" style:font-weight-asian="normal" style:font-name-complex="Arial CE" style:font-size-complex="11pt" style:font-weight-complex="normal"/>
    </style:style>
    <style:style style:name="P28" style:family="paragraph" style:parent-style-name="Standard" style:list-style-name="L2">
      <style:paragraph-properties fo:text-align="start" style:justify-single-word="false" style:text-autospace="none"/>
      <style:text-properties style:font-name="Arial" fo:font-size="11pt" fo:language="cs" fo:country="CZ" fo:font-weight="normal" style:font-name-asian="Arial CE" style:font-size-asian="11pt" style:font-weight-asian="normal" style:font-name-complex="Arial CE" style:font-size-complex="11pt" style:font-weight-complex="normal"/>
    </style:style>
    <style:style style:name="P29" style:family="paragraph" style:parent-style-name="Standard" style:list-style-name="L5">
      <style:paragraph-properties fo:text-align="start" style:justify-single-word="false"/>
      <style:text-properties style:font-name="Arial" fo:font-size="11pt" fo:language="cs" fo:country="CZ" style:font-name-asian="Arial CE" style:font-size-asian="11pt" style:font-name-complex="Arial CE" style:font-size-complex="11pt"/>
    </style:style>
    <style:style style:name="P30" style:family="paragraph" style:parent-style-name="Standard" style:list-style-name="L5">
      <style:paragraph-properties fo:text-align="start" style:justify-single-word="false"/>
      <style:text-properties style:font-name="Arial" fo:font-size="11pt" fo:language="en" fo:country="US" fo:font-weight="bold" style:font-name-asian="Arial CE" style:font-size-asian="11pt" style:font-weight-asian="bold" style:font-name-complex="Arial CE" style:font-size-complex="11pt" style:font-weight-complex="bold"/>
    </style:style>
    <style:style style:name="P31" style:family="paragraph" style:parent-style-name="Standard" style:list-style-name="L5">
      <style:paragraph-properties fo:text-align="start" style:justify-single-word="false"/>
      <style:text-properties style:font-name="Arial" fo:font-size="11pt" style:font-size-asian="11pt" style:font-size-complex="11pt"/>
    </style:style>
    <style:style style:name="P32" style:family="paragraph" style:parent-style-name="Standard" style:list-style-name="L3">
      <style:paragraph-properties fo:text-align="justify" style:justify-single-word="false"/>
    </style:style>
    <style:style style:name="P33" style:family="paragraph" style:parent-style-name="Text_20_body" style:list-style-name="L4"/>
    <style:style style:name="P34" style:family="paragraph" style:parent-style-name="Text_20_body" style:list-style-name="L3"/>
    <style:style style:name="P35" style:family="paragraph" style:parent-style-name="Text_20_body" style:list-style-name="L3">
      <style:paragraph-properties fo:text-align="start" style:justify-single-word="false"/>
      <style:text-properties style:font-name="Arial" fo:font-size="11pt" style:font-size-asian="11pt" style:font-size-complex="11pt"/>
    </style:style>
    <style:style style:name="P36" style:family="paragraph" style:parent-style-name="List" style:list-style-name="L1"/>
    <style:style style:name="P37" style:family="paragraph" style:parent-style-name="Heading_20_1">
      <style:text-properties fo:language="cs" fo:country="CZ" style:font-name-asian="Arial CE" style:font-name-complex="Arial CE"/>
    </style:style>
    <style:style style:name="P38" style:family="paragraph" style:parent-style-name="Heading_20_5">
      <style:text-properties style:font-name-asian="Arial CE" style:font-name-complex="Arial CE"/>
    </style:style>
    <style:style style:name="T1" style:family="text">
      <style:text-properties style:font-name="Arial CE" fo:language="cs" fo:country="CZ" style:font-name-asian="Arial CE" style:font-name-complex="Arial CE"/>
    </style:style>
    <style:style style:name="T2" style:family="text">
      <style:text-properties style:font-name="Arial CE" fo:language="cs" fo:country="CZ" fo:font-style="italic" style:font-name-asian="Arial CE" style:font-style-asian="italic" style:font-name-complex="Arial CE" style:font-style-complex="italic"/>
    </style:style>
    <style:style style:name="T3" style:family="text">
      <style:text-properties style:font-name="Arial CE" fo:language="en" fo:country="US" style:font-name-asian="Arial CE" style:font-name-complex="Arial CE"/>
    </style:style>
    <style:style style:name="T4" style:family="text">
      <style:text-properties fo:language="en" fo:country="US"/>
    </style:style>
    <style:style style:name="T5" style:family="text">
      <style:text-properties fo:language="en" fo:country="US" style:font-name-asian="Arial CE" style:font-name-complex="Arial CE"/>
    </style:style>
    <style:style style:name="T6" style:family="text">
      <style:text-properties fo:language="en" fo:country="US" fo:font-style="italic" style:font-name-asian="Arial CE" style:font-style-asian="italic" style:font-name-complex="Arial CE" style:font-style-complex="italic"/>
    </style:style>
    <style:style style:name="T7" style:family="text">
      <style:text-properties style:font-name="Arial" fo:font-size="11pt" fo:language="en" fo:country="US" style:font-name-asian="Arial3" style:font-size-asian="11pt" style:font-name-complex="Arial3" style:font-size-complex="11pt"/>
    </style:style>
    <style:style style:name="T8" style:family="text">
      <style:text-properties style:font-name="Arial" fo:font-size="11pt" fo:language="en" fo:country="US" fo:font-weight="bold" style:font-name-asian="Arial3" style:font-size-asian="11pt" style:font-weight-asian="bold" style:font-name-complex="Arial3" style:font-size-complex="11pt" style:font-weight-complex="bold"/>
    </style:style>
    <style:style style:name="T9" style:family="text">
      <style:text-properties style:font-name="Arial" fo:font-size="11pt" fo:language="en" fo:country="US" fo:font-style="italic" fo:font-weight="bold" style:font-name-asian="Arial3" style:font-size-asian="11pt" style:font-style-asian="italic" style:font-weight-asian="bold" style:font-name-complex="Arial3" style:font-size-complex="11pt" style:font-style-complex="italic" style:font-weight-complex="bold"/>
    </style:style>
    <style:style style:name="T10" style:family="text">
      <style:text-properties style:font-name="Arial" fo:font-size="11pt" fo:language="en" fo:country="US" fo:font-style="italic" fo:font-weight="normal" style:font-name-asian="Arial3" style:font-size-asian="11pt" style:font-style-asian="italic" style:font-weight-asian="normal" style:font-name-complex="Arial3" style:font-size-complex="11pt" style:font-style-complex="italic" style:font-weight-complex="normal"/>
    </style:style>
    <style:style style:name="T11" style:family="text">
      <style:text-properties style:font-name="Arial" fo:font-size="11pt" fo:language="en" fo:country="US" fo:font-style="normal" fo:font-weight="normal" style:font-name-asian="Arial3" style:font-size-asian="11pt" style:font-style-asian="normal" style:font-weight-asian="normal" style:font-name-complex="Arial3" style:font-size-complex="11pt" style:font-style-complex="normal" style:font-weight-complex="normal"/>
    </style:style>
    <style:style style:name="T12" style:family="text">
      <style:text-properties style:font-name="Arial" fo:font-size="11pt" fo:language="en" fo:country="US" fo:font-style="normal" fo:font-weight="bold" style:font-name-asian="Arial3" style:font-size-asian="11pt" style:font-style-asian="normal" style:font-weight-asian="bold" style:font-name-complex="Arial3" style:font-size-complex="11pt" style:font-style-complex="normal" style:font-weight-complex="bold"/>
    </style:style>
    <style:style style:name="T13" style:family="text">
      <style:text-properties style:font-name="Arial" fo:font-size="11pt" fo:language="en" fo:country="US" style:font-name-asian="Arial CE" style:font-size-asian="11pt" style:font-name-complex="Arial CE" style:font-size-complex="11pt"/>
    </style:style>
    <style:style style:name="T14" style:family="text">
      <style:text-properties style:font-name="Arial" fo:font-size="11pt" fo:font-style="italic" style:font-size-asian="11pt" style:font-style-asian="italic" style:font-size-complex="11pt" style:font-style-complex="italic"/>
    </style:style>
    <style:style style:name="T15" style:family="text">
      <style:text-properties style:font-name="Arial" fo:font-size="11pt" fo:language="cs" fo:country="CZ" style:font-name-asian="Arial CE" style:font-size-asian="11pt" style:font-name-complex="Arial CE" style:font-size-complex="11pt"/>
    </style:style>
    <style:style style:name="T16" style:family="text">
      <style:text-properties style:font-name="Arial" fo:font-style="italic" style:font-style-asian="italic" style:font-style-complex="italic"/>
    </style:style>
    <style:style style:name="T17" style:family="text">
      <style:text-properties style:font-name="Arial" fo:language="cs" fo:country="CZ" style:font-name-asian="Arial CE" style:font-name-complex="Arial CE"/>
    </style:style>
    <style:style style:name="T18" style:family="text">
      <style:text-properties fo:language="cs" fo:country="CZ"/>
    </style:style>
    <style:style style:name="T19" style:family="text">
      <style:text-properties fo:language="cs" fo:country="CZ" style:font-name-asian="Arial CE" style:font-name-complex="Arial CE"/>
    </style:style>
    <style:style style:name="T20" style:family="text">
      <style:text-properties fo:language="cs" fo:country="CZ" fo:font-style="italic" style:font-name-asian="Arial CE" style:font-style-asian="italic" style:font-name-complex="Arial CE" style:font-style-complex="italic"/>
    </style:style>
    <style:style style:name="T21" style:family="text">
      <style:text-properties fo:language="cs" fo:country="CZ" fo:font-style="normal" fo:font-weight="bold" style:font-name-asian="Arial CE" style:font-style-asian="normal" style:font-weight-asian="bold" style:font-name-complex="Arial CE" style:font-style-complex="normal" style:font-weight-complex="bold"/>
    </style:style>
    <style:style style:name="T22" style:family="text">
      <style:text-properties fo:font-style="italic" style:font-name-asian="Arial CE" style:font-style-asian="italic" style:font-name-complex="Arial CE" style:font-style-complex="italic"/>
    </style:style>
    <style:style style:name="T23" style:family="text">
      <style:text-properties fo:font-style="italic" style:font-style-asian="italic" style:font-style-complex="italic"/>
    </style:style>
    <style:style style:name="T24" style:family="text">
      <style:text-properties fo:font-style="normal" style:font-name-asian="Arial CE" style:font-style-asian="normal" style:font-name-complex="Arial CE" style:font-style-complex="normal"/>
    </style:style>
    <style:style style:name="T25" style:family="text">
      <style:text-properties fo:font-style="normal" style:font-style-asian="normal" style:font-style-complex="normal"/>
    </style:style>
    <style:style style:name="T26" style:family="text">
      <style:text-properties style:font-name="Courier New" fo:language="cs" fo:country="CZ" fo:font-style="italic" style:font-name-asian="Arial CE" style:font-style-asian="italic" style:font-name-complex="Arial CE" style:font-style-complex="italic"/>
    </style:style>
    <style:style style:name="T27" style:family="text">
      <style:text-properties style:font-name="Courier New" fo:font-style="italic" style:font-style-asian="italic" style:font-style-complex="italic"/>
    </style:style>
    <style:style style:name="T28" style:family="text">
      <style:text-properties style:font-name-asian="Arial CE" style:font-name-complex="Arial CE"/>
    </style:style>
    <style:style style:name="T29" style:family="text">
      <style:text-properties style:font-name-asian="Arial CE" style:font-name-complex="Arial CE" style:text-scale="99%"/>
    </style:style>
    <style:style style:name="T30" style:family="text">
      <style:text-properties style:font-name="Arial3" style:font-name-asian="Arial3" style:font-name-complex="Arial3"/>
    </style:style>
    <style:style style:name="T31" style:family="text">
      <style:text-properties style:font-name="Arial3" fo:language="en" fo:country="US" style:font-name-asian="Arial3" style:font-name-complex="Arial3"/>
    </style:style>
    <style:style style:name="T32" style:family="text">
      <style:text-properties style:text-position="sub 58%" fo:font-style="italic" style:font-name-asian="Arial CE" style:font-style-asian="italic" style:font-name-complex="Arial CE" style:font-style-complex="italic"/>
    </style:style>
    <style:style style:name="fr1" style:family="graphic" style:parent-style-name="Frame">
      <style:graphic-properties fo:margin-top="0.0799in" fo:margin-bottom="0.45in" style:wrap="none" style:vertical-pos="from-top" style:vertical-rel="page" style:horizontal-pos="from-left" style:horizontal-rel="page" fo:padding="0in" fo:border="none" style:shadow="none"/>
    </style:style>
    <style:style style:name="fr2" style:family="graphic" style:parent-style-name="Frame">
      <style:graphic-properties fo:margin-top="0.0799in" fo:margin-bottom="0.5in" style:wrap="none" style:vertical-pos="from-top" style:vertical-rel="page" style:horizontal-pos="from-left" style:horizontal-rel="page" fo:padding="0in"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1.0098in" svg:y="0.9783in" svg:width="6.25in" draw:z-index="0">
        <draw:text-box fo:min-height="2.348in">
          <text:p text:style-name="P24">Table 1: Number of disk swaps and performance times of utilities run in an emulator.</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5">Title</text:p>
                <text:p text:style-name="P15">(Publisher)</text:p>
              </table:table-cell>
              <table:table-cell table:style-name="Table1.A1" office:value-type="string">
                <text:p text:style-name="P16">Capacity</text:p>
                <text:p text:style-name="P16">Format</text:p>
              </table:table-cell>
              <table:table-cell table:style-name="Table1.A1" office:value-type="string">
                <text:p text:style-name="P16"># of swaps</text:p>
                <text:p text:style-name="P16">uncompressed</text:p>
              </table:table-cell>
              <table:table-cell table:style-name="Table1.A1" office:value-type="string">
                <text:p text:style-name="P16"># of swaps</text:p>
                <text:p text:style-name="P16">compressed</text:p>
              </table:table-cell>
              <table:table-cell table:style-name="Table1.A1" office:value-type="string">
                <text:p text:style-name="P16">LZW v.1</text:p>
                <text:p text:style-name="P16">minutes</text:p>
              </table:table-cell>
              <table:table-cell table:style-name="Table1.A1" office:value-type="string">
                <text:p text:style-name="P16">LZW v.2</text:p>
                <text:p text:style-name="P16">minutes</text:p>
              </table:table-cell>
              <table:table-cell table:style-name="Table1.A1" office:value-type="string">
                <text:p text:style-name="P16">LZW v3.1</text:p>
                <text:p text:style-name="P16">minutes</text:p>
              </table:table-cell>
            </table:table-row>
            <table:table-row>
              <table:table-cell table:style-name="Table1.A2" office:value-type="string">
                <text:p text:style-name="P18">Public Domain #5</text:p>
                <text:p text:style-name="P18">(Proxima)</text:p>
              </table:table-cell>
              <table:table-cell table:style-name="Table1.A2" office:value-type="string">
                <text:p text:style-name="P19">285.696</text:p>
                <text:p text:style-name="P19">31x9</text:p>
              </table:table-cell>
              <table:table-cell table:style-name="Table1.C2" office:value-type="float" office:value="6">
                <text:p text:style-name="P19">6</text:p>
              </table:table-cell>
              <table:table-cell table:style-name="Table1.C2" office:value-type="float" office:value="4">
                <text:p text:style-name="P19">4</text:p>
              </table:table-cell>
              <table:table-cell table:style-name="Table1.C2" office:value-type="float" office:value="18">
                <text:p text:style-name="P19">18</text:p>
              </table:table-cell>
              <table:table-cell table:style-name="Table1.C2" office:value-type="float" office:value="7">
                <text:p text:style-name="P19">7</text:p>
              </table:table-cell>
              <table:table-cell table:style-name="Table1.C2" office:value-type="float" office:value="4">
                <text:p text:style-name="P19">4</text:p>
              </table:table-cell>
            </table:table-row>
            <table:table-row>
              <table:table-cell table:style-name="Table1.A2" office:value-type="string">
                <text:p text:style-name="P18">Public Domain #8</text:p>
                <text:p text:style-name="P18">(Proxima)</text:p>
              </table:table-cell>
              <table:table-cell table:style-name="Table1.A2" office:value-type="string">
                <text:p text:style-name="P19">389.120</text:p>
                <text:p text:style-name="P19">38x10</text:p>
              </table:table-cell>
              <table:table-cell table:style-name="Table1.C2" office:value-type="float" office:value="8">
                <text:p text:style-name="P19">8</text:p>
              </table:table-cell>
              <table:table-cell table:style-name="Table1.C2" office:value-type="float" office:value="6">
                <text:p text:style-name="P19">6</text:p>
              </table:table-cell>
              <table:table-cell table:style-name="Table1.C2" office:value-type="float" office:value="26">
                <text:p text:style-name="P19">26</text:p>
              </table:table-cell>
              <table:table-cell table:style-name="Table1.C2" office:value-type="float" office:value="10">
                <text:p text:style-name="P19">10</text:p>
              </table:table-cell>
              <table:table-cell table:style-name="Table1.C2" office:value-type="float" office:value="5">
                <text:p text:style-name="P19">5</text:p>
              </table:table-cell>
            </table:table-row>
            <table:table-row>
              <table:table-cell table:style-name="Table1.A2" office:value-type="string">
                <text:p text:style-name="P18">Poster Maker disk #1</text:p>
                <text:p text:style-name="P18">(Perpetum)</text:p>
              </table:table-cell>
              <table:table-cell table:style-name="Table1.A2" office:value-type="string">
                <text:p text:style-name="P19">737.280</text:p>
                <text:p text:style-name="P19">80x9</text:p>
              </table:table-cell>
              <table:table-cell table:style-name="Table1.C2" office:value-type="float" office:value="15">
                <text:p text:style-name="P19">15</text:p>
              </table:table-cell>
              <table:table-cell table:style-name="Table1.C2" office:value-type="float" office:value="13">
                <text:p text:style-name="P19">13</text:p>
              </table:table-cell>
              <table:table-cell table:style-name="Table1.C2" office:value-type="float" office:value="60">
                <text:p text:style-name="P19">60</text:p>
              </table:table-cell>
              <table:table-cell table:style-name="Table1.C2" office:value-type="float" office:value="24">
                <text:p text:style-name="P19">24</text:p>
              </table:table-cell>
              <table:table-cell table:style-name="Table1.C2" office:value-type="float" office:value="11">
                <text:p text:style-name="P19">11</text:p>
              </table:table-cell>
            </table:table-row>
            <table:table-row>
              <table:table-cell table:style-name="Table1.A2" office:value-type="string">
                <text:p text:style-name="P18">Pedro na ostrove<text:span text:style-name="T30">…</text:span></text:p>
                <text:p text:style-name="P20">(Ultrasoft)</text:p>
              </table:table-cell>
              <table:table-cell table:style-name="Table1.A2" office:value-type="string">
                <text:p text:style-name="P19">819.200</text:p>
                <text:p text:style-name="P19">80x10</text:p>
              </table:table-cell>
              <table:table-cell table:style-name="Table1.C2" office:value-type="float" office:value="17">
                <text:p text:style-name="P19">17</text:p>
              </table:table-cell>
              <table:table-cell table:style-name="Table1.C2" office:value-type="float" office:value="3">
                <text:p text:style-name="P19">3</text:p>
              </table:table-cell>
              <table:table-cell table:style-name="Table1.C2" office:value-type="float" office:value="12">
                <text:p text:style-name="P19">12</text:p>
              </table:table-cell>
              <table:table-cell table:style-name="Table1.C2" office:value-type="float" office:value="10">
                <text:p text:style-name="P19">10</text:p>
              </table:table-cell>
              <table:table-cell table:style-name="Table1.C2" office:value-type="float" office:value="7">
                <text:p text:style-name="P19">7</text:p>
              </table:table-cell>
            </table:table-row>
            <table:table-row>
              <table:table-cell table:style-name="Table1.A2" office:value-type="string">
                <text:p text:style-name="P21"><text:span text:style-name="T30">ZX </text:span><text:span text:style-name="T31">603 + Utilities</text:span></text:p>
                <text:p text:style-name="P20">(<text:span text:style-name="T18">Miroslav </text:span><text:span text:style-name="T4">Ben</text:span><text:span text:style-name="T18">íček</text:span><text:span text:style-name="T4">)</text:span></text:p>
              </table:table-cell>
              <table:table-cell table:style-name="Table1.A2" office:value-type="string">
                <text:p text:style-name="P19">368.640</text:p>
                <text:p text:style-name="P19">40x9</text:p>
              </table:table-cell>
              <table:table-cell table:style-name="Table1.C2" office:value-type="float" office:value="8">
                <text:p text:style-name="P19">8</text:p>
              </table:table-cell>
              <table:table-cell table:style-name="Table1.C2" office:value-type="float" office:value="6">
                <text:p text:style-name="P19">6</text:p>
              </table:table-cell>
              <table:table-cell table:style-name="Table1.C2" office:value-type="float" office:value="26">
                <text:p text:style-name="P19">26</text:p>
              </table:table-cell>
              <table:table-cell table:style-name="Table1.C2" office:value-type="float" office:value="10">
                <text:p text:style-name="P19">10</text:p>
              </table:table-cell>
              <table:table-cell table:style-name="Table1.C2" office:value-type="float" office:value="5">
                <text:p text:style-name="P19">5</text:p>
              </table:table-cell>
            </table:table-row>
            <table:table-row>
              <table:table-cell table:style-name="Table1.A2" office:value-type="string">
                <text:p text:style-name="P18">Color Draw</text:p>
                <text:p text:style-name="P18">(JHCS)</text:p>
              </table:table-cell>
              <table:table-cell table:style-name="Table1.A2" office:value-type="string">
                <text:p text:style-name="P19">322.560</text:p>
                <text:p text:style-name="P19">35x9</text:p>
              </table:table-cell>
              <table:table-cell table:style-name="Table1.C2" office:value-type="float" office:value="7">
                <text:p text:style-name="P19">7</text:p>
              </table:table-cell>
              <table:table-cell table:style-name="Table1.C2" office:value-type="float" office:value="3">
                <text:p text:style-name="P19">3</text:p>
              </table:table-cell>
              <table:table-cell table:style-name="Table1.C2" office:value-type="float" office:value="13">
                <text:p text:style-name="P19">13</text:p>
              </table:table-cell>
              <table:table-cell table:style-name="Table1.C2" office:value-type="float" office:value="6">
                <text:p text:style-name="P19">6</text:p>
              </table:table-cell>
              <table:table-cell table:style-name="Table1.C2" office:value-type="float" office:value="4">
                <text:p text:style-name="P19">4</text:p>
              </table:table-cell>
            </table:table-row>
            <table:table-row>
              <table:table-cell table:style-name="Table1.A1" office:value-type="string">
                <text:p text:style-name="P18">BASIC Apps &amp; Pics</text:p>
                <text:p text:style-name="P18">(my work)</text:p>
              </table:table-cell>
              <table:table-cell table:style-name="Table1.A1" office:value-type="string">
                <text:p text:style-name="P19">737.280</text:p>
                <text:p text:style-name="P19">80x9</text:p>
              </table:table-cell>
              <table:table-cell table:style-name="Table1.C8" office:value-type="float" office:value="15">
                <text:p text:style-name="P19">15</text:p>
              </table:table-cell>
              <table:table-cell table:style-name="Table1.C8" office:value-type="float" office:value="8">
                <text:p text:style-name="P19">8</text:p>
              </table:table-cell>
              <table:table-cell table:style-name="Table1.C8" office:value-type="float" office:value="43">
                <text:p text:style-name="P19">43</text:p>
              </table:table-cell>
              <table:table-cell table:style-name="Table1.C8" office:value-type="float" office:value="19">
                <text:p text:style-name="P19">19</text:p>
              </table:table-cell>
              <table:table-cell table:style-name="Table1.C8" office:value-type="float" office:value="9">
                <text:p text:style-name="P19">9</text:p>
              </table:table-cell>
            </table:table-row>
          </table:table>
          <text:p text:style-name="P14"/>
        </draw:text-box>
      </draw:frame>
      <draw:frame draw:style-name="fr2" draw:name="Frame2" text:anchor-type="page" text:anchor-page-number="3" svg:x="1.0098in" svg:y="1.0201in" svg:width="6.25in" draw:z-index="1">
        <draw:text-box fo:min-height="1.6953in">
          <text:p text:style-name="P24">Table 2: Border colour codes and their meaning.</text:p>
          <table:table table:name="Table2" table:style-name="Table2">
            <table:table-column table:style-name="Table2.A"/>
            <table:table-column table:style-name="Table2.B"/>
            <table:table-row>
              <table:table-cell table:style-name="Table2.A1" office:value-type="string">
                <text:p text:style-name="P15">Colour</text:p>
              </table:table-cell>
              <table:table-cell table:style-name="Table2.A1" office:value-type="string">
                <text:p text:style-name="P15">Meaning</text:p>
              </table:table-cell>
            </table:table-row>
            <table:table-row>
              <table:table-cell table:style-name="Table2.A2" office:value-type="string">
                <text:p text:style-name="P17">White</text:p>
              </table:table-cell>
              <table:table-cell table:style-name="Table2.A2" office:value-type="string">
                <text:p text:style-name="P17">Everything is OK and no user intervention is needed.</text:p>
              </table:table-cell>
            </table:table-row>
            <table:table-row>
              <table:table-cell table:style-name="Table2.A2" office:value-type="string">
                <text:p text:style-name="P17">Green</text:p>
              </table:table-cell>
              <table:table-cell table:style-name="Table2.A2" office:value-type="string">
                <text:p text:style-name="P17">Insert the source disk into drive A and hit a key.</text:p>
              </table:table-cell>
            </table:table-row>
            <table:table-row>
              <table:table-cell table:style-name="Table2.A2" office:value-type="string">
                <text:p text:style-name="P22">Cyan</text:p>
              </table:table-cell>
              <table:table-cell table:style-name="Table2.A2" office:value-type="string">
                <text:p text:style-name="P17">Confirm the source disk's detected format (in <text:span text:style-name="T23">hexa-numbers</text:span>) by hitting the P key.</text:p>
              </table:table-cell>
            </table:table-row>
            <table:table-row>
              <table:table-cell table:style-name="Table2.A2" office:value-type="string">
                <text:p text:style-name="P17">Yellow</text:p>
              </table:table-cell>
              <table:table-cell table:style-name="Table2.A2" office:value-type="string">
                <text:p text:style-name="P17">Insert the target disk into drive A and hit a key.</text:p>
              </table:table-cell>
            </table:table-row>
            <table:table-row>
              <table:table-cell table:style-name="Table2.A1" office:value-type="string">
                <text:p text:style-name="P17">Black</text:p>
              </table:table-cell>
              <table:table-cell table:style-name="Table2.A1" office:value-type="string">
                <text:p text:style-name="P17">Sector read/write error (each error accompanied by its own beep).</text:p>
              </table:table-cell>
            </table:table-row>
          </table:table>
          <text:p text:style-name="P14"/>
        </draw:text-box>
      </draw:frame>
      <text:p text:style-name="P2"/>
      <text:p text:style-name="P2"/>
      <text:p text:style-name="P2"/>
      <text:p text:style-name="P1">"MDOS1 to PC" Copy Utilities</text:p>
      <text:p text:style-name="P3"/>
      <text:p text:style-name="P3"/>
      <text:p text:style-name="P5">(By <text:span text:style-name="T1">Tomáš Nestorovič, 20</text:span><text:span text:style-name="T17">14–2015)</text:span></text:p>
      <text:p text:style-name="P10"/>
      <text:p text:style-name="P13"/>
      <text:p text:style-name="P13"/>
      <text:p text:style-name="P11"/>
      <text:p text:style-name="P11"/>
      <text:p text:style-name="P11"/>
      <text:p text:style-name="P12">The purpose of this "mini toolkit" is to facilitate the transfer of Didaktik computer data stored on 3.5" or 5.25" floppies to PC. The toolkit consists currently of three utilities (some of which ship along with their legacy versions), intended for single or two Didaktik drives computer configurations. Each of the utilities carries out a sector-based data copying of MDOS1-formatted (aka PC-incompatible) floppies to PC-compatible floppies. Below, usage of each of the utilities is described.</text:p>
      <text:p text:style-name="P12"/>
      <text:p text:style-name="P23">Released as public domain without any kind of warranty. Users use the software at their own risk. In no event will the author be held responsible for any kind of data loss, data corruption, or hardware damage.</text:p>
      <text:h text:style-name="Heading_20_1" text:outline-level="1">Utilities Overview</text:h>
      <text:p text:style-name="P4">This mini toolkit contains:</text:p>
      <text:list xml:id="list1464926745503450016" text:style-name="L1">
        <text:list-item>
          <text:p text:style-name="P36"><text:span text:style-name="T16">1DR</text:span><text:span text:style-name="T14">V.B<text:tab/><text:tab/></text:span><text:span text:style-name="T7">Copying of data on a single drive.<text:line-break/></text:span><text:span text:style-name="T8">Recommended for transferring already compressed data, e.g. by </text:span><text:span text:style-name="T9">Proxima</text:span></text:p>
        </text:list-item>
        <text:list-item>
          <text:p text:style-name="P36"><text:span text:style-name="T10">1DRVLZW1.B<text:tab/><text:tab/></text:span><text:span text:style-name="T11">Compressed copying of data on a single drive (LZW algorithm, initial sequential implementation).</text:span></text:p>
        </text:list-item>
        <text:list-item>
          <text:p text:style-name="P36"><text:span text:style-name="T10">1DRVLZW2.B<text:tab/><text:tab/></text:span><text:span text:style-name="T11">Compressed copying of data on a single drive (LZW algorithm, binary search above LZW dictionary).</text:span></text:p>
        </text:list-item>
        <text:list-item>
          <text:p text:style-name="P36"><text:span text:style-name="T10">1DRVLZW3*.B</text:span><text:span text:style-name="T11"><text:tab/>Compressed copying of data on a single drive (LZW algorithm, LZW dictionary stored in an AVL tree).<text:line-break/></text:span><text:span text:style-name="T12">Recommended to transfer uncompressed data, e.g. Basic apps, cliparts, etc</text:span><text:span text:style-name="T11">.</text:span></text:p>
        </text:list-item>
        <text:list-item>
          <text:p text:style-name="P36"><text:span text:style-name="T10">2DRVS.B</text:span><text:span text:style-name="T11"><text:tab/><text:tab/>Copying of data on two drives.</text:span></text:p>
        </text:list-item>
      </text:list>
      <text:p text:style-name="P8"/>
      <text:p text:style-name="P8"/>
      <text:p text:style-name="P6"><text:soft-page-break/><text:span text:style-name="T28">To illustrate, </text:span><text:span text:style-name="T19">Table </text:span><text:span text:style-name="T28">1 </text:span><text:span text:style-name="T19">compares </text:span><text:span text:style-name="T28">the </text:span><text:span text:style-name="T19">number of disk swaps and times needed to copy selected titles using different single-drive utilities </text:span><text:span text:style-name="T28">contained in this toolkit</text:span><text:span text:style-name="T19">. Note that these times involve both compression and decompression, and were obtained by running the utilities with all user interaction disabled in an emulator.</text:span></text:p>
      <text:p text:style-name="P6"><text:span text:style-name="T19">The utilities were written to transfer data from most (but unfortunately not all) copy-protected floppy titles released for Didaktik drives. If stumbling upon a </text:span><text:span text:style-name="T28">title</text:span><text:span text:style-name="T19"> that this utility cannot h</text:span><text:span text:style-name="T28">andle</text:span><text:span text:style-name="T19"> properly (e.g. </text:span><text:span text:style-name="T20">ZX603</text:span><text:span text:style-name="T19"> by </text:span><text:span text:style-name="T20">Miroslav Beníček</text:span><text:span text:style-name="T28">), you may want to try other copiers, e.g. </text:span><text:span text:style-name="T22">CPDRead</text:span><text:span text:style-name="T24"> and its accompany </text:span><text:span text:style-name="T22">CPDWrite</text:span><text:span text:style-name="T28"><text:note text:id="ftn1" text:note-class="footnote"><text:note-citation>1</text:note-citation><text:note-body><text:p text:style-name="P25">http://sharpmz.zdechov.net/?catalog/files/utils/cpdr324.zip<text:span text:style-name="T25"> (requires MS-DOS be installed)</text:span></text:p></text:note-body></text:note></text:span><text:span text:style-name="T28"> (thanks to </text:span><text:span text:style-name="T22">RomBor</text:span><text:span text:style-name="T28"> for navigating me to them!). The downside is that they may not swallow MDOS1 floppies. The solution? Combine what </text:span><text:span text:style-name="T24">CPDRead </text:span><text:span text:style-name="T28">gives you with the sectors obtained from e.g. </text:span><text:span text:style-name="T24">1DRV.B to produce a fully working image (you certainly will need a handy hexa-editor for that).</text:span></text:p>
      <text:h text:style-name="Heading_20_1" text:outline-level="1"><text:span text:style-name="T19">Getting the Utilit</text:span><text:span text:style-name="T5">ies</text:span><text:span text:style-name="T19"> into Your Didaktik/Spectrum Computer</text:span></text:h>
      <text:p text:style-name="P8">In order to use any of the utilities on your Didaktik/Spectrum computer, you need to save the zipped disk image onto a 2DD floppy disk. There are numerous tools for this purpose freely available on the Internet, e.g. <text:span text:style-name="T23">SAMdisk</text:span>,<text:note text:id="ftn2" text:note-class="footnote"><text:note-citation>2</text:note-citation><text:note-body><text:p text:style-name="P26">http://simonowen.com/samdisk</text:p></text:note-body></text:note> <text:span text:style-name="T23">CPCDiskXP</text:span>,<text:note text:id="ftn3" text:note-class="footnote"><text:note-citation>3</text:note-citation><text:note-body><text:p text:style-name="P25">http://www.cpcmania.com/cpcdiskxp/cpcdiskxp.htm</text:p></text:note-body></text:note> or <text:span text:style-name="T23">FDIO</text:span><text:note text:id="ftn4" text:note-class="footnote"><text:note-citation>4</text:note-citation><text:note-body><text:p text:style-name="P25">http://www.hp9845.net/9845/projects/fdio</text:p></text:note-body></text:note> for Windows, or <text:span text:style-name="T23">DD</text:span><text:note text:id="ftn5" text:note-class="footnote"><text:note-citation>5</text:note-citation><text:note-body><text:p text:style-name="Footnote">http://linux.die.net/man/1/dd</text:p></text:note-body></text:note> for Linux. Here is a step-by-step way making use of the FDIO tool:</text:p>
      <text:list xml:id="list6355798312630636789" text:style-name="L2">
        <text:list-item>
          <text:p text:style-name="P27">Get an empty 2DD floppy disk. To turn nowadays the more common HD into its 2DD predecessor, turn it with a label towards you (to have the write-protection hole in the lower left corner) and cover the high-density determination hole (in the lower right corner) by sticking it over from both sides.</text:p>
        </text:list-item>
        <text:list-item>
          <text:p text:style-name="P27">Format the floppy to 720kB. If under Windows, the universal way is to enter the command: <text:span text:style-name="T27">format a: /t:80 /n:9</text:span> . If bad sectors are reported, use another disk.</text:p>
        </text:list-item>
        <text:list-item>
          <text:p text:style-name="P28"><text:soft-page-break/>Download the FDIO tool and enter the following command to write the image into a disk inserted in drive A:<text:line-break/><text:span text:style-name="T27">FDIO -dup mdos2pc.d80 a: -preset 2</text:span></text:p>
        </text:list-item>
      </text:list>
      <text:h text:style-name="P37" text:outline-level="1">Loading and (Re)launching the Utility of Choice</text:h>
      <text:p text:style-name="P6"><text:span text:style-name="T19">Each of the utilites is to be loaded into the VideoRAM, that is to the address 16384 (0x4000). For instance, to load the utility </text:span><text:span text:style-name="T20">2DRVS.B</text:span><text:span text:style-name="T19">, you would type in and enter:</text:span></text:p>
      <text:p text:style-name="P6"><text:span text:style-name="T19"><text:tab/></text:span><text:span text:style-name="T26">LOAD *“2DRVS“ SCREEN$</text:span></text:p>
      <text:p text:style-name="P6"><text:span text:style-name="T19">Each utility is then (re)launched by </text:span><text:span text:style-name="T28">entering </text:span><text:span text:style-name="T19">the command</text:span></text:p>
      <text:p text:style-name="P6"><text:span text:style-name="T26"><text:tab/>RANDOMIZE USR 16384</text:span><text:span text:style-name="T19"> </text:span></text:p>
      <text:p text:style-name="P6"><text:span text:style-name="T19">Before using any of the utilities, please </text:span><text:span text:style-name="T21">read</text:span><text:span text:style-name="T19"> its corresponding instructions below!</text:span></text:p>
      <text:h text:style-name="Heading_20_1" text:outline-level="1"><text:span text:style-name="T1">Using Utility </text:span><text:span text:style-name="T2">1DRV.B</text:span><text:span text:style-name="T1"> for Copying Data </text:span><text:span text:style-name="T3">on</text:span><text:span text:style-name="T1"> a Single Drive</text:span></text:h>
      <text:p text:style-name="P7"><text:span text:style-name="T19">This utility is intended for copying data on a single drive and I recommend it as the primary choice for any data that has already been compressed (e.g. usually floppies by </text:span><text:span text:style-name="T20">Proxima</text:span><text:span text:style-name="T19">). The utility fills each corner of available RAM, VideoRAM, and DRAM with sectors read from </text:span><text:span text:style-name="T5">the</text:span><text:span text:style-name="T19"> source disk (see Version History section below for the exact number). Once the target disk has been plugged in, it writes the sectors </text:span><text:span text:style-name="T5">to it</text:span><text:span text:style-name="T19">.</text:span></text:p>
      <text:p text:style-name="P7"><text:span text:style-name="T19">Here is how to </text:span><text:span text:style-name="T5">operate</text:span><text:span text:style-name="T19"> this utility in detail.</text:span></text:p>
      <text:list xml:id="list6392814496260996927" text:style-name="L3">
        <text:list-item>
          <text:p text:style-name="P32"><text:span text:style-name="T15">When launched, the utility beeps and the border turns Green. Beeping and border colouring are the only possible ways to communicate with the user, given that the screen is later fully occupied by read source data. The initial Green border indicates the utility demands a source disk be plugged into drive A and a key be hit when ready. </text:span><text:span text:style-name="T13">Table 2 shows</text:span><text:span text:style-name="T15"> a complete list of border colour codes used.</text:span></text:p>
        </text:list-item>
        <text:list-item>
          <text:p text:style-name="P32"><text:span text:style-name="T15">Once a key has been pressed, the source disk format is detected and shown, e.g. 16x10 means 16 cylinders with 10 sectors on each track (the number of sides is not displayed). The border turns Cyan and the utility expects the detected format to be either </text:span><text:span text:style-name="T13">confirmed</text:span><text:span text:style-name="T15"> (by the P key, standing for "Proceed"), or disapproved (by hitting any other key). In the latter case, the utility terminates by returning to Basic. You can override the source disk's number of cylinders (see </text:span><text:span text:style-name="T13">Additional Settings</text:span><text:span text:style-name="T15"> below), </text:span><text:span text:style-name="T13">h</text:span><text:span text:style-name="T15">owever </text:span><text:span text:style-name="T13">t</text:span><text:span text:style-name="T15">he number of sectors cannot be overriden.</text:span></text:p>
        </text:list-item>
        <text:list-item>
          <text:p text:style-name="P32"><text:soft-page-break/><text:span text:style-name="T13">With the format capacity confirmed, </text:span><text:span text:style-name="T15">the utility proceeds to the data transfer while showing the progress in </text:span><text:span text:style-name="T13">the</text:span><text:span text:style-name="T15"> form of a green-black bar, represent</text:span><text:span text:style-name="T13">ing</text:span><text:span text:style-name="T15"> the ratio of the number of transferred (vs. all formatted) sectors on the source disk.</text:span></text:p>
        </text:list-item>
        <text:list-item>
          <text:p text:style-name="P32"><text:span text:style-name="T13">Once</text:span><text:span text:style-name="T15"> </text:span><text:span text:style-name="T13">all </text:span><text:span text:style-name="T15">memory has been filled up (or sectors loaded), the border turns Yellow, indicating the target disk is expected in drive A. When ready, any key is to be hit.</text:span></text:p>
        </text:list-item>
      </text:list>
      <text:h text:style-name="P38" text:outline-level="5">Additional Settings</text:h>
      <text:list xml:id="list7572417283351837936" text:style-name="L4">
        <text:list-item>
          <text:p text:style-name="P33"><text:span text:style-name="T28">POKE 16607,</text:span><text:span text:style-name="T22">A</text:span><text:span text:style-name="T28"><text:line-break/>Sets the number of attempts to read/write a sector before reporting an error; the default value is 3.</text:span></text:p>
        </text:list-item>
        <text:list-item>
          <text:p text:style-name="P33"><text:span text:style-name="T28">POKE 16720,</text:span><text:span text:style-name="T22">C</text:span><text:span text:style-name="T24"><text:line-break/>Sets</text:span><text:span text:style-name="T28"> the number of cylinders on the target disk in drive A; the default value is 80.</text:span></text:p>
        </text:list-item>
        <text:list-item>
          <text:p text:style-name="P33"><text:span text:style-name="T28">POKE 16721,</text:span><text:span text:style-name="T22">S</text:span><text:span text:style-name="T28"><text:line-break/>Sets the number of sectors per track on the target disk in drive A; the default is 9.</text:span></text:p>
        </text:list-item>
        <text:list-item>
          <text:p text:style-name="P33"><text:span text:style-name="T28">POKE 16722,</text:span><text:span text:style-name="T22">X</text:span><text:span text:style-name="T28"><text:line-break/>Non-zero </text:span><text:span text:style-name="T22">X</text:span><text:span text:style-name="T28"> overrides the number of cylinders on the source disk; this is useful when dealing with a 40-cylinder disk in a D80 drive (in such case, set </text:span><text:span text:style-name="T22">X</text:span><text:span text:style-name="T28">=41 to avoid MDOS difficulties); with </text:span><text:span text:style-name="T22">X</text:span><text:span text:style-name="T28">=0 you withdraw any overriding made earlier and let the utility determine the value from the floppy's boot sector; the default value is 0.</text:span></text:p>
        </text:list-item>
      </text:list>
      <text:h text:style-name="Heading_20_1" text:outline-level="1"><text:span text:style-name="T19">Using Utilities </text:span><text:span text:style-name="T20">1DRVLZW3</text:span><text:span text:style-name="T6">*</text:span><text:span text:style-name="T20">.B</text:span><text:span text:style-name="T19"> for Compressed Copying</text:span></text:h>
      <text:p text:style-name="P7"><text:span text:style-name="T19">This utility aims to lower the number of disk swaps in a single drive by </text:span><text:span text:style-name="T5">storing sectors in a compressed form in the memory </text:span><text:span text:style-name="T19">(using the LZW algorithm – see its performance samples in Table 1). Once the target disk has been plugged in, it decompresses the sectors </text:span><text:span text:style-name="T5">to it</text:span><text:span text:style-name="T19">.</text:span></text:p>
      <text:p text:style-name="P7"><text:span text:style-name="T19">Here is how to </text:span><text:span text:style-name="T5">operate</text:span><text:span text:style-name="T19"> this utility in detail.</text:span></text:p>
      <text:list xml:id="list40274352" text:continue-list="list6392814496260996927" text:style-name="L3">
        <text:list-item>
          <text:p text:style-name="P32"><text:span text:style-name="T15">When launched, the utility beeps and the border turns Green. Beeping and border colouring are the only possible ways to communicate with the user, given that the screen is later occupied by the LZW dictionary. The initial Green border indicates the utility demands a source disk be plugged into drive A and a key be hit when ready. </text:span><text:span text:style-name="T13">Table 2 shows</text:span><text:span text:style-name="T15"> a complete list of border colour codes used.</text:span></text:p>
        </text:list-item>
        <text:list-item>
          <text:p text:style-name="P32"><text:span text:style-name="T15">Once a key has been pressed, the source disk format is detected and shown, e.g. 16x10 means 16 cylinders with 10 sectors on each track (the number of sides is not displayed). The border turns Cyan and the utility expects the detected format to be either </text:span><text:span text:style-name="T13">confirmed</text:span><text:span text:style-name="T15"> (by the P key, standing for "Proceed"), or disapproved (by hitting any other key). In the latter case, the utility terminates by returning to Basic. You can override the source disk's number of cylinders (see </text:span><text:span text:style-name="T13">Additional Settings</text:span><text:span text:style-name="T15"> below), </text:span><text:span text:style-name="T13">h</text:span><text:span text:style-name="T15">owever </text:span><text:span text:style-name="T13">t</text:span><text:span text:style-name="T15">he number of sectors cannot be overriden.</text:span></text:p>
        </text:list-item>
        <text:list-item>
          <text:p text:style-name="P32"><text:span text:style-name="T13">With the format capacity confirmed, </text:span><text:span text:style-name="T15">the utility proceeds to the data transfer while showing the progress in </text:span><text:span text:style-name="T13">the</text:span><text:span text:style-name="T15"> form of </text:span><text:span text:style-name="T13">two</text:span><text:span text:style-name="T15"> green-black bar</text:span><text:span text:style-name="T13">s. The upper bar</text:span><text:span text:style-name="T15"> </text:span><text:span text:style-name="T13">shows the ratio of consumed memory, whereas the lower bar </text:span><text:span text:style-name="T15">represent</text:span><text:span text:style-name="T13">s</text:span><text:span text:style-name="T15"> the ratio of the number of transferred (vs. all formatted) sectors of the source disk. (Note that the utility moves itself to DRAM before beginning the compression – hence, do not panic seeing it overwrites itself on the screen. Once the transfer is complete, the utility moves itself back to the screen so that it can be eventually re-launched.)</text:span></text:p>
        </text:list-item>
        <text:list-item>
          <text:p text:style-name="P32"><text:span text:style-name="T13">Once</text:span><text:span text:style-name="T15"> </text:span><text:span text:style-name="T13">all </text:span><text:span text:style-name="T15">memory has been filled up (or sectors compressed), the border turns Yellow, indicating the target disk is expected in drive A. When ready, any key is to be hit.</text:span></text:p>
        </text:list-item>
      </text:list>
      <text:h text:style-name="Heading_20_5" text:outline-level="5"><text:soft-page-break/><text:span text:style-name="T28">Additional Settings for 1DRVLZW32.B (previous versions no longer supported)</text:span></text:h>
      <text:list xml:id="list40278343" text:continue-numbering="true" text:style-name="L3">
        <text:list-item>
          <text:p text:style-name="P34"><text:span text:style-name="T28">POKE 16552,</text:span><text:span text:style-name="T22">A</text:span><text:span text:style-name="T32">R</text:span><text:span text:style-name="T28"><text:line-break/>Sets the number of attempts to read a sector before reporting an error; the default value is 3.</text:span></text:p>
        </text:list-item>
        <text:list-item>
          <text:p text:style-name="P34"><text:span text:style-name="T28">POKE 17131,</text:span><text:span text:style-name="T22">A</text:span><text:span text:style-name="T32">W</text:span><text:span text:style-name="T28"><text:line-break/>Sets the number of attempts to write a sector before reporting an error; the default value is 3.</text:span></text:p>
        </text:list-item>
        <text:list-item>
          <text:p text:style-name="P34"><text:span text:style-name="T28">POKE 17283,</text:span><text:span text:style-name="T22">C</text:span><text:span text:style-name="T24"><text:line-break/>Sets</text:span><text:span text:style-name="T28"> the number of cylinders on the target disk in drive A; the default value is 80.</text:span></text:p>
        </text:list-item>
        <text:list-item>
          <text:p text:style-name="P34"><text:span text:style-name="T28">POKE 17284,</text:span><text:span text:style-name="T22">S</text:span><text:span text:style-name="T28"><text:line-break/>Sets the number of sectors per track on the target disk in drive A; the default is 9.</text:span></text:p>
        </text:list-item>
        <text:list-item>
          <text:p text:style-name="P34"><text:span text:style-name="T28">POKE 17285,</text:span><text:span text:style-name="T22">X</text:span><text:span text:style-name="T28"><text:line-break/>Non-zero </text:span><text:span text:style-name="T22">X</text:span><text:span text:style-name="T28"> overrides the number of cylinders on the source disk; this is useful when dealing with a 40-cylinder disk in a D80 drive (in such case, set </text:span><text:span text:style-name="T22">X</text:span><text:span text:style-name="T28">=41 to avoid MDOS difficulties); with </text:span><text:span text:style-name="T22">X</text:span><text:span text:style-name="T28">=0 you withdraw any overriding made earlier and let the utility determine the value from the floppy's boot sector; the default value is 0.</text:span></text:p>
        </text:list-item>
      </text:list>
      <text:h text:style-name="Heading_20_1" text:outline-level="1"><text:span text:style-name="T19">Using Utility </text:span><text:span text:style-name="T20">2DRVS.B</text:span><text:span text:style-name="T19"> </text:span><text:span text:style-name="T1">for Copying Data on </text:span><text:span text:style-name="T3">Two</text:span><text:span text:style-name="T1"> Drive</text:span><text:span text:style-name="T3">s</text:span></text:h>
      <text:p text:style-name="P7"><text:span text:style-name="T19">This utility is intended for copying of data on two </text:span><text:span text:style-name="T5">Didaktik </text:span><text:span text:style-name="T19">drives computer configurations. </text:span><text:span text:style-name="T5">It gives all necessary instructions at its run time (including disk/drive errors, reported through the standard MDOS messages), and will therefore be left here without closer description.</text:span></text:p>
      <text:h text:style-name="P38" text:outline-level="5">Additional Settings</text:h>
      <text:list xml:id="list40260427" text:continue-numbering="true" text:style-name="L3">
        <text:list-item>
          <text:p text:style-name="P34"><text:span text:style-name="T28">POKE 16630,</text:span><text:span text:style-name="T22">A</text:span><text:span text:style-name="T28"><text:line-break/>Sets the number of attempts to read/write a sector before reporting an error; the default value is 3.</text:span></text:p>
        </text:list-item>
        <text:list-item>
          <text:p text:style-name="P34"><text:span text:style-name="T28">POKE 16753,</text:span><text:span text:style-name="T22">C</text:span><text:span text:style-name="T24"><text:line-break/>Sets</text:span><text:span text:style-name="T28"> the number of cylinders on the target disk in drive A; the default value is 80.</text:span></text:p>
        </text:list-item>
        <text:list-item>
          <text:p text:style-name="P34"><text:span text:style-name="T28">POKE 16754,</text:span><text:span text:style-name="T22">S</text:span><text:span text:style-name="T28"><text:line-break/>Sets the number of sectors per track on the target disk in drive A; the default is 9.</text:span></text:p>
        </text:list-item>
        <text:list-item>
          <text:p text:style-name="P35"><text:span text:style-name="T19">POKE </text:span><text:span text:style-name="T5">16755</text:span><text:span text:style-name="T19">,</text:span><text:span text:style-name="T20">X</text:span><text:span text:style-name="T19"><text:line-break/>Non-zero </text:span><text:span text:style-name="T20">X</text:span><text:span text:style-name="T19"> overrides the number of cylinders on the source disk; this is useful when dealing with a 40-cylinder disk in a D80 drive (in such case, set </text:span><text:span text:style-name="T20">X</text:span><text:span text:style-name="T19">=41 to avoid MDOS difficulties); with </text:span><text:span text:style-name="T20">X</text:span><text:span text:style-name="T19">=0 you withdraw any overriding made earlier and let the utility determine the value from the floppy's boot sector; the default value is 0.</text:span></text:p>
        </text:list-item>
      </text:list>
      <text:h text:style-name="P37" text:outline-level="1">Limitations and Work Yet To Be Done</text:h>
      <text:p text:style-name="P7"><text:span text:style-name="T19">Although each of the utilities has been thoroughly tuned up to perform at the maximum speed possible, there are yet few things to be done. First, none</text:span><text:span text:style-name="T5"> of </text:span><text:span text:style-name="T19">the utilities </text:span><text:span text:style-name="T6">1DRV*.B</text:span><text:span text:style-name="T5"> </text:span><text:span text:style-name="T19">currently handles drive errors (e.g. disk not inserted, etc.), partly because MDOS1 routines are written chaotically (altough they sub-call the related testings, they do not evaluate the returned result), and partly because I did not want to bother myself with implementing extra testing calls (i.e. feature to be added in some of further version</text:span><text:span text:style-name="T5">s, if there is enough memory </text:span><text:span text:style-name="T5">left for them to be implemented</text:span><text:span text:style-name="T19">). And second, </text:span><text:span text:style-name="T5">none of </text:span><text:span text:style-name="T19">the utilities currently makes use of </text:span><text:soft-page-break/><text:span text:style-name="T19">extended 128k memory. Nevertheless, I do not take this as a significant drawback, given that Didaktik computers, in vast majority of cases, disposed merely with 48k RAM.</text:span></text:p>
      <text:h text:style-name="P37" text:outline-level="1">Version History</text:h>
      <text:list xml:id="list3013264512402827342" text:style-name="L5">
        <text:list-item>
          <text:p text:style-name="P30">Project closed.</text:p>
        </text:list-item>
        <text:list-item>
          <text:p text:style-name="P31"><text:span text:style-name="T19">1.6 (November 2015)<text:line-break/>–</text:span><text:span text:style-name="T5"> optimizations and improvements to all of the utilities.<text:line-break/></text:span><text:span text:style-name="T19">–</text:span><text:span text:style-name="T5"> improved documentation</text:span></text:p>
        </text:list-item>
        <text:list-item>
          <text:p text:style-name="P31"><text:span text:style-name="T19">1.</text:span><text:span text:style-name="T5">5</text:span><text:span text:style-name="T19"> (</text:span><text:span text:style-name="T5">October</text:span><text:span text:style-name="T19"> 2014)<text:line-break/>–</text:span><text:span text:style-name="T5"> fixed bug with single-side floppy detection<text:line-break/></text:span><text:span text:style-name="T19">–</text:span><text:span text:style-name="T5"> added Poke to override the number of cylinders of the source disk</text:span><text:span text:style-name="T19"><text:line-break/>–</text:span><text:span text:style-name="T5"> minor </text:span><text:span text:style-name="T19">improvements to the LZW compression </text:span><text:span text:style-name="T5">and decompression, yielding nearly identical run times with Version 3 </text:span><text:span text:style-name="T19">(see Version </text:span><text:span text:style-name="T5">3.1</text:span><text:span text:style-name="T19"> in </text:span><text:span text:style-name="T5">T</text:span><text:span text:style-name="T19">able </text:span><text:span text:style-name="T5">1</text:span><text:span text:style-name="T19">)<text:line-break/>–</text:span><text:span text:style-name="T5"> </text:span><text:span text:style-name="T19">improved (and debugged) documentation</text:span></text:p>
        </text:list-item>
        <text:list-item>
          <text:p text:style-name="P31"><text:span text:style-name="T19">1.4 (July 2014)<text:line-break/>–</text:span><text:span text:style-name="T5"> </text:span><text:span text:style-name="T19">improved LZW compression (see Version 3 in </text:span><text:span text:style-name="T5">T</text:span><text:span text:style-name="T19">able </text:span><text:span text:style-name="T5">1</text:span><text:span text:style-name="T19">)</text:span></text:p>
        </text:list-item>
        <text:list-item>
          <text:p text:style-name="P31"><text:span text:style-name="T19">1.3 (June 2014)<text:line-break/>– improved LZW compression (see Version 2 in </text:span><text:span text:style-name="T5">T</text:span><text:span text:style-name="T19">able </text:span><text:span text:style-name="T5">1</text:span><text:span text:style-name="T19">)<text:line-break/>– improved utility for uncompressed single-drive transfer to accommodate one sector more (97 sectors per turn)<text:line-break/>– changed confirmation of detected format from Y to P key to be in consistence with other MDOS messages ("P=Proceed")</text:span></text:p>
        </text:list-item>
        <text:list-item>
          <text:p text:style-name="P29">1.2 (May 2014)<text:line-break/>– restructured utility for uncompressed single-drive transfer to increase its efficiency (96 sectors per turn)</text:p>
        </text:list-item>
        <text:list-item>
          <text:p text:style-name="P31"><text:span text:style-name="T19">1.1 (May 2014)<text:line-break/>– added utitlity for uncompressed data transfer using a single drive (81 sectors per turn)<text:line-break/>– </text:span><text:span text:style-name="T5">i</text:span><text:span text:style-name="T19">mproved text printing routines in each of the utilites</text:span></text:p>
        </text:list-item>
        <text:list-item>
          <text:p text:style-name="P29">1.0 (March 2014)<text:line-break/>– initial release, 10 bits LZW, missing disk/drive error testing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3" svg:font-family="Arial" style:font-family-generic="swiss"/>
    <style:font-face style:name="Arial CE" svg:font-family="'Arial C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99in" fo:orphans="2" fo:widows="2" style:page-number="auto"/>
      <style:text-properties style:font-name="Arial1"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master-page-name="">
      <style:paragraph-properties fo:margin-top="0.0201in" fo:margin-bottom="0.0201in" style:page-number="auto"/>
      <style:text-properties style:font-name="Arial1" fo:font-size="11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in" fo:margin-bottom="0.2in" fo:text-indent="0in" style:auto-text-indent="false" style:page-number="auto"/>
      <style:text-properties fo:font-size="115%"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Standard" style:class="extra" style:master-page-name="">
      <style:paragraph-properties style:page-number="auto"/>
      <style:text-properties style:font-name="Arial2" fo:font-size="10pt" fo:font-style="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ab-stops/>
      </style:paragraph-properties>
      <style:text-properties fo:font-size="8pt" fo:font-style="italic"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1.75in" fo:margin-left="1.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in" fo:text-indent="-1.5925in" fo:margin-left="1.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5in" fo:text-indent="-1.4354in" fo:margin-left="1.7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5in" fo:text-indent="-1.278in" fo:margin-left="1.7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in" fo:text-indent="-1.1201in" fo:margin-left="1.7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5in" fo:text-indent="-0.9626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5in" fo:text-indent="-0.8055in" fo:margin-left="1.7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5in" fo:text-indent="-0.648in" fo:margin-left="1.7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4902in" fo:margin-left="1.7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3327in" fo:margin-left="1.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07T16:02:23.25</meta:creation-date>
    <dc:date>2019-10-16T20:06:06.15</dc:date>
    <meta:editing-duration>PT10H40M50S</meta:editing-duration>
    <meta:editing-cycles>270</meta:editing-cycles>
    <meta:generator>OpenOffice/4.1.3$Win32 OpenOffice.org_project/413m1$Build-9783</meta:generator>
    <meta:print-date>2015-11-16T22:01:24.06</meta:print-date>
    <meta:document-statistic meta:table-count="2" meta:image-count="0" meta:object-count="0" meta:page-count="6" meta:paragraph-count="163" meta:word-count="2279" meta:character-count="13285"/>
  </office:meta>
</office:document-meta>
</file>